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30781" officeooo:paragraph-rsid="00030781"/>
    </style:style>
    <style:style style:name="P2" style:family="paragraph" style:parent-style-name="Standard" style:list-style-name="L2">
      <style:paragraph-properties fo:text-align="start" style:justify-single-word="false"/>
      <style:text-properties officeooo:rsid="00030781" officeooo:paragraph-rsid="00030781"/>
    </style:style>
    <style:style style:name="P3" style:family="paragraph" style:parent-style-name="Standard" style:list-style-name="L3">
      <style:paragraph-properties fo:text-align="start" style:justify-single-word="false"/>
      <style:text-properties officeooo:rsid="00030781" officeooo:paragraph-rsid="00030781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30781" officeooo:paragraph-rsid="0003078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30781" officeooo:paragraph-rsid="00030781" style:font-weight-asian="normal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weight="normal" officeooo:rsid="00030781" officeooo:paragraph-rsid="00030781" style:font-weight-asian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officeooo:paragraph-rsid="00030781"/>
    </style:style>
    <style:style style:name="P8" style:family="paragraph" style:parent-style-name="Standard" style:list-style-name="L3">
      <style:paragraph-properties fo:text-align="start" style:justify-single-word="false"/>
      <style:text-properties officeooo:rsid="0003f7e8" officeooo:paragraph-rsid="0003f7e8"/>
    </style:style>
    <style:style style:name="P9" style:family="paragraph" style:parent-style-name="Standard">
      <style:paragraph-properties fo:text-align="start" style:justify-single-word="false"/>
      <style:text-properties officeooo:rsid="0003f7e8" officeooo:paragraph-rsid="0003f7e8"/>
    </style:style>
    <style:style style:name="P10" style:family="paragraph" style:parent-style-name="Standard" style:list-style-name="L4">
      <style:paragraph-properties fo:text-align="start" style:justify-single-word="false"/>
      <style:text-properties officeooo:rsid="0003f7e8" officeooo:paragraph-rsid="0003f7e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0781" style:font-weight-asian="normal" style:font-weight-complex="normal"/>
    </style:style>
    <style:style style:name="T3" style:family="text">
      <style:text-properties fo:font-weight="normal" officeooo:rsid="0003f7e8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ist of Corrections to Thesis</text:p>
      <text:p text:style-name="P4"/>
      <text:p text:style-name="P5"/>
      <text:list xml:id="list1157968212" text:style-name="L2">
        <text:list-item>
          <text:p text:style-name="P6">Checked capitalisation in section references.</text:p>
        </text:list-item>
        <text:list-item>
          <text:p text:style-name="P6">Defined the notation for transpose of infinite periodic matrices and changed the notation for transpose involution from $S$ to $\mathfrak{S}$.</text:p>
        </text:list-item>
        <text:list-item>
          <text:p text:style-name="P6">Made the notation $g_{A,B,C}$ for structure polynomials in the affine q-Schur algebra consistent.</text:p>
        </text:list-item>
        <text:list-item>
          <text:p text:style-name="P6">Clarified the narrative on shifting in Section 3.1.5. ‘To the right’ is correct but I have made it clearer and added an example.</text:p>
        </text:list-item>
        <text:list-item>
          <text:p text:style-name="P7"><text:span text:style-name="T2">Gave examples of initial, final and internal vertices in the quiver and pointed out that sincere implies internal for all $i$.</text:span></text:p>
        </text:list-item>
        <text:list-item>
          <text:p text:style-name="P2"><text:span text:style-name="T1">Gave examples of standard paths and the standard path for a matrix.</text:span></text:p>
        </text:list-item>
        <text:list-item>
          <text:p text:style-name="P2"><text:span text:style-name="T1">Used ‘eqref’ instead of ‘ref’ to reference equations.</text:span></text:p>
        </text:list-item>
        <text:list-item>
          <text:p text:style-name="P2"><text:span text:style-name="T1">Replaced ‘space’ with ‘set’ where there is no obvious topology.</text:span></text:p>
        </text:list-item>
        <text:list-item>
          <text:p text:style-name="P2"><text:span text:style-name="T1">Removed any mention of $\Lambda_1^{A,B}$ and instead said exactly what the set is.</text:span></text:p>
        </text:list-item>
        <text:list-item>
          <text:p text:style-name="P2"><text:span text:style-name="T1">Added references to Corollary 4.5.3 which states that the generic orbit is the maximum with respect to the hook order.</text:span></text:p>
        </text:list-item>
        <text:list-item>
          <text:p text:style-name="P2"><text:span text:style-name="T1">Clarified that the direct sum decomposition used to construct a pair of flags corresponding to a matrix can be fairly arbitrary.</text:span></text:p>
        </text:list-item>
      </text:list>
      <text:p text:style-name="P1"><text:span text:style-name="T1"/></text:p>
      <text:p text:style-name="P1"><text:span text:style-name="T1"/></text:p>
      <text:p text:style-name="P1"><text:span text:style-name="T1">Corrections to complete:</text:span></text:p>
      <text:p text:style-name="P1"><text:span text:style-name="T1"/></text:p>
      <text:list xml:id="list3084286580" text:style-name="L3">
        <text:list-item>
          <text:p text:style-name="P3"><text:span text:style-name="T1">Definition of lattices: </text:span><text:span text:style-name="T3">make the link between the extension of scalars and free modules definitions. Clarify this when lattices are informally introduced in Section 1.2.</text:span></text:p>
        </text:list-item>
        <text:list-item>
          <text:p text:style-name="P8"><text:span text:style-name="T1">Explain why intersections and sums of lattices are lattices.</text:span></text:p>
        </text:list-item>
        <text:list-item>
          <text:p text:style-name="P8"><text:span text:style-name="T1">Mention the general result that the image of a locally closed set under a morphism of varieties is constructible. Lemma 4.4.5</text:span></text:p>
        </text:list-item>
        <text:list-item>
          <text:p text:style-name="P8"><text:span text:style-name="T1">Lemma 4.2.6. Improve the proof that the image of G_L in GL(V) is a connected algebraic group.</text:span></text:p>
        </text:list-item>
        <text:list-item>
          <text:p text:style-name="P8"><text:span text:style-name="T1">Lemma 4.2.2. Correct W to U and clarify that continuity of rho is used.</text:span></text:p>
        </text:list-item>
      </text:list>
      <text:p text:style-name="P9"><text:span text:style-name="T1"/></text:p>
      <text:p text:style-name="P9"><text:span text:style-name="T1">Additional examples:</text:span></text:p>
      <text:p text:style-name="P9"><text:span text:style-name="T1"/></text:p>
      <text:list xml:id="list3600657315" text:style-name="L4">
        <text:list-item>
          <text:p text:style-name="P10"><text:span text:style-name="T1">Add diagrams of the quiver for the cases n=3,r=1,2,(3).</text:span></text:p>
        </text:list-item>
        <text:list-item>
          <text:p text:style-name="P10"><text:span text:style-name="T1">Example of extending a standard path.</text:span></text:p>
        </text:list-item>
      </text:list>
      <text:p text:style-name="P9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7T17:22:21.465806850</meta:creation-date>
    <dc:date>2021-03-27T17:42:50.830325797</dc:date>
    <meta:editing-duration>PT6M9S</meta:editing-duration>
    <meta:editing-cycles>1</meta:editing-cycles>
    <meta:document-statistic meta:table-count="0" meta:image-count="0" meta:object-count="0" meta:page-count="1" meta:paragraph-count="21" meta:word-count="295" meta:character-count="1750" meta:non-whitespace-character-count="1494"/>
    <meta:generator>LibreOffice/7.0.3.1$Linux_X86_64 LibreOffice_project/00$Build-1</meta:generator>
  </office:meta>
</office:document-meta>
</file>